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22in"/>
    </style:style>
    <style:style style:name="co3" style:family="table-column">
      <style:table-column-properties fo:break-before="auto" style:column-width="1.8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igital Analog Tandem SoSe 202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rice per unit</text:p>
          </table:table-cell>
          <table:table-cell table:style-name="ce1" office:value-type="string" calcext:value-type="string">
            <text:p>Total price w/ shippi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CINESTILL DF 96 Monoba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fotoimpex.com/chemistry/cinestill-df-96-monobath.html?cache=1620034059</text:p>
          </table:table-cell>
          <table:table-cell office:value-type="float" office:value="15.99" calcext:value-type="float">
            <text:p>15.99</text:p>
          </table:table-cell>
          <table:table-cell office:value-type="float" office:value="43.99" calcext:value-type="float">
            <text:p>43.99</text:p>
          </table:table-cell>
        </table:table-row>
        <table:table-row table:style-name="ro1">
          <table:table-cell/>
          <table:table-cell office:value-type="string" calcext:value-type="string">
            <text:p>CINESTILL Cs2 "Cine Simplified" ECN 2-Bath Powder Kit (16 Rolls) to mix 1000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fotoimpex.com/chemistry/cinestill-cs2-cine-simplified-ecn-2-bath-powder-kit-16-rolls-to-mix-1000-ml.html?cache=1620374069</text:p>
          </table:table-cell>
          <table:table-cell table:number-columns-repeated="2" office:value-type="float" office:value="29.99" calcext:value-type="float">
            <text:p>29.99</text:p>
          </table:table-cell>
        </table:table-row>
        <table:table-row table:style-name="ro1">
          <table:table-cell/>
          <table:table-cell office:value-type="string" calcext:value-type="string">
            <text:p>ORWO UN 54 122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ndecfilm.de/en/e_16mm_filmmaterial.html</text:p>
          </table:table-cell>
          <table:table-cell office:value-type="float" office:value="159.49" calcext:value-type="float">
            <text:p>159.49</text:p>
          </table:table-cell>
          <table:table-cell office:value-type="float" office:value="159.46" calcext:value-type="float">
            <text:p>159.4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formula="of:=SUM([.F6:.F8])" office:value-type="float" office:value="233.44" calcext:value-type="float">
            <text:p>233.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09:50:57.727125599</meta:creation-date>
    <dc:date>2021-05-07T10:02:18.864335838</dc:date>
    <meta:editing-duration>PT1M8S</meta:editing-duration>
    <meta:editing-cycles>1</meta:editing-cycles>
    <meta:generator>LibreOffice/6.4.6.2$Linux_X86_64 LibreOffice_project/40$Build-2</meta:generator>
    <meta:document-statistic meta:table-count="1" meta:cell-count="23" meta:object-count="0"/>
  </office:meta>
</office:document-meta>
</file>